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utoriales Oracle | Clase 9: Consultas simples</text:p>
      <text:p text:style-name="P2"/>
      <text:p text:style-name="Standard"><text:a xlink:type="simple" xlink:href="https://www.youtube.com/watch?v=ENOaGjx-sDA" text:style-name="Internet_20_link" text:visited-style-name="Visited_20_Internet_20_Link">https://www.youtube.com/watch?v=ENOaGjx-sDA</text:a></text:p>
      <text:p text:style-name="Standard"/>
      <text:p text:style-name="Standard"/>
      <text:p text:style-name="P1">Tutoriales Oracle | Clase 10: Consultas complejas</text:p>
      <text:p text:style-name="Standard"><text:a xlink:type="simple" xlink:href="https://www.youtube.com/watch?v=45m0tXKiG04" text:style-name="Internet_20_link" text:visited-style-name="Visited_20_Internet_20_Link">https://www.youtube.com/watch?v=45m0tXKiG04</text:a></text:p>
      <text:p text:style-name="Standard"/>
      <text:p text:style-name="Standard"/>
      <text:p text:style-name="P1">Tutoriales Oracle | Clase 11: SubConsultas</text:p>
      <text:p text:style-name="P1"><text:a xlink:type="simple" xlink:href="https://www.youtube.com/watch?v=RAM8L0CBGF8" text:style-name="Internet_20_link" text:visited-style-name="Visited_20_Internet_20_Link"><text:span text:style-name="T1">https://www.youtube.com/watch?v=RAM8L0CBGF8</text:span>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9:00:37.824325946</meta:creation-date>
    <dc:date>2019-03-14T19:04:19.564243182</dc:date>
    <meta:editing-duration>PT3M41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6" meta:word-count="23" meta:character-count="266" meta:non-whitespace-character-count="249"/>
  </office:meta>
</office:document-meta>
</file>